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1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. M. d'Solla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6 May 1867</text:p>
      <text:p text:style-name="P2">Month<text:tab/><text:tab/><text:tab/><text:tab/><text:tab/><text:tab/>May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San Francisco</text:p>
      <text:p text:style-name="P2">State<text:tab/><text:tab/><text:tab/><text:tab/><text:tab/><text:tab/>Califor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San Francisco May 16</text:span><text:span text:style-name="T2">th</text:span><text:span text:style-name="T1"> 1867/</text:span></text:p>
      <text:p text:style-name="P2">Rev S. Morais/</text:p>
      <text:p text:style-name="P2"><text:tab/>Phila./</text:p>
      <text:p text:style-name="P2"><text:tab/><text:tab/>Rev. Dear Sir/</text:p>
      <text:p text:style-name="P2"><text:tab/>Your favor of March 20 must have been /delayed for some time in the P. O, and reached/ me only to day. <text:s/>The grammar I borrowed from/ you I found among my books sent to me by/ sailing vessel as I anticipated, and I am look-/ing for an opportunity to send it back to you./ <text:s/>It is seldom that I hear of any passengers go-/ing to Phila., but I will send to N some acquaintances/ in N. Y. with request further to forward it to you/ I have read your biography of the late Hahn/ Lozzatti with much satisfaction, and with feelings/ of veneration for the learned departed; but I/ have not seen your articles in the “Messenger”/ As I am writing weekly Leaders for the “Hebrew”/ (a local paper) I have an opportunity of seeing/ the exchanges of nearly all the Jewish periodicals,/ and intend to look for your articles in the “Mes-/senger, especially on the subject of the ritual. <text:s/>These/ may even afford me some material to <text:soft-page-break/>write/ upon, as I am sometimes at a loss what to say./</text:p>
      <text:p text:style-name="P2"><text:tab/>This will, I presume, be handed to you by one of/ my sons, and I trust you will pardon me for mak/</text:p>
      <text:p text:style-name="P2"/>
      <text:p text:style-name="P2">[Page 2]</text:p>
      <text:p text:style-name="P2">ing this an opportunity of asking you a favor in/ their behalf. <text:s/>They are very anxious to join our/ family circle, and we, especially my wife, are/ equally wishful to have them here with us; I am/ satisfied that the boys can make better progress here/ than in Phila. but my limited income does not/ allow me to send for them at my own expense, nor/ can they earn enough to gather the means themselves./</text:p>
      <text:p text:style-name="P2"><text:tab/>Neither do I wish them to depend on gifts and favors,/ and therefore wrote them they must try to work their/ own way through, But as they may still be in want/ of some assistance to put them on the way, I would/ ask you to lend them a helping hand as far as/ it is in your power, and your kindness shown them/ will be duly appreciated by me./</text:p>
      <text:p text:style-name="P2"><text:tab/>It will afford me great pleasure to hear/ from you again, and with best wishes for/ your constant health and prosperity/</text:p>
      <text:p text:style-name="P2"><text:tab/><text:tab/><text:tab/>I remain, Dear sir/</text:p>
      <text:p text:style-name="P2"><text:tab/><text:tab/><text:tab/><text:tab/>Yours truly/</text:p>
      <text:p text:style-name="P2">Mrs. D' joins me in<text:tab/><text:tab/><text:tab/>J M d'Solla/</text:p>
      <text:p text:style-name="P2">regards to yourself and/ </text:p>
      <text:p text:style-name="P2">circle.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10:43:18</meta:creation-date>
    <dc:date>2011-12-12T14:24:35.13</dc:date>
    <dc:language>en-US</dc:language>
    <meta:editing-cycles>3</meta:editing-cycles>
    <meta:editing-duration>PT00H11M52S</meta:editing-duration>
    <meta:document-statistic meta:table-count="0" meta:image-count="0" meta:object-count="0" meta:page-count="3" meta:paragraph-count="76" meta:word-count="579" meta:character-count="3392"/>
    <dc:creator>Penn Libraries</dc:creator>
    <meta:user-defined meta:name="Info 1"/>
    <meta:user-defined meta:name="Info 2"/>
    <meta:user-defined meta:name="Info 3"/>
    <meta:user-defined meta:name="Info 4"/>
  </office:meta>
</office:document-meta>
</file>